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23.319cm" table:align="left"/>
    </style:style>
    <style:style style:name="VariableFactorsTable.A" style:family="table-column">
      <style:table-column-properties style:column-width="5.521cm"/>
    </style:style>
    <style:style style:name="VariableFactorsTable.C" style:family="table-column">
      <style:table-column-properties style:column-width="6.752cm"/>
    </style:style>
    <style:style style:name="VariableFactorsTable.D" style:family="table-column">
      <style:table-column-properties style:column-width="5.525cm"/>
    </style:style>
    <style:style style:name="VariableFactors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FactorsTable.D1" style:family="table-cell">
      <style:table-cell-properties fo:padding="0.097cm" fo:border="0.002cm solid #000000"/>
    </style:style>
    <style:style style:name="VariableFactorsTable.A2" style:family="table-cell">
      <style:table-cell-properties fo:padding="0.097cm" fo:border-left="0.002cm solid #000000" fo:border-right="none" fo:border-top="none" fo:border-bottom="0.002cm solid #000000"/>
    </style:style>
    <style:style style:name="VariableFactorsTabl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38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1.509cm" svg:height="0.707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3.882cm" svg:height="2.096cm" draw:z-index="17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8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9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723cm" svg:height="1.415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6.979cm" svg:height="3.133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5.419cm" svg:height="0.543cm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30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3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19.521cm" svg:height="1.415cm" draw:z-index="39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8.664cm" svg:height="1.393cm" draw:z-index="4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41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8.685cm" svg:height="1.284cm" draw:z-index="42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16.464cm" svg:height="1.374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139cm" svg:height="1.372cm" draw:z-index="44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20.553cm" svg:height="1.448cm" draw:z-index="45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1.873cm" svg:height="1.372cm" draw:z-index="46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7.736cm" svg:height="1.453cm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6">Okay. Here is a situation. Bluffing when valuable:</text:p>
      <text:p text:style-name="Standard"><draw:frame draw:style-name="fr1" draw:name="Object61" text:anchor-type="as-char" svg:width="4.96cm" svg:height="0.728cm" draw:z-index="60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61"><draw:object xlink:href="./Object 46" xlink:type="simple" xlink:show="embed" xlink:actuate="onLoad"/><draw:image xlink:href="./ObjectReplacements/Object 46" xlink:type="simple" xlink:show="embed" xlink:actuate="onLoad"/></draw:frame></text:p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20.417cm" svg:height="0.704cm" draw:z-index="31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32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33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34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18.44cm" svg:height="1.152cm" draw:z-index="14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15.752cm" svg:height="2.058cm" draw:z-index="15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14.436cm" svg:height="1.148cm" draw:z-index="16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14.295cm" svg:height="2.058cm" draw:z-index="35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36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3.067cm" svg:height="1.02cm" draw:z-index="48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9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50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4.764cm" svg:height="0.529cm" draw:z-index="5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52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53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54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55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56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7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8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9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3.067cm" svg:height="1.02cm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7">(2PCT – 1) = </text:span><text:span text:style-name="T8">wins</text:span><text:span text:style-name="T7"> – </text:span><text:span text:style-name="T8">losses</text:span></text:p>
      <text:p text:style-name="P17"><text:span text:style-name="T8">splits</text:span> = (PCT<text:span text:style-name="T8"> – win</text:span><text:span text:style-name="T9">s)×2</text:span></text:p>
      <text:p text:style-name="P18"/>
      <text:p text:style-name="P18">Special cases: WL = 0, (2<text:span text:style-name="T10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5-05-21T15:25:29</meta:creation-date>
    <dc:creator>Joseph Huang</dc:creator>
    <dc:date>2007-01-15T13:19:46</dc:date>
    <dc:language>en-US</dc:language>
    <meta:editing-cycles>96</meta:editing-cycles>
    <meta:editing-duration>P5DT15H2M28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62" meta:page-count="11" meta:paragraph-count="153" meta:word-count="734" meta:character-count="4260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